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b2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27"/>
      <text:p text:style-name="P27"/>
      <text:p text:style-name="P27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27"/>
      <text:p text:style-name="P2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27"/>
      <text:p text:style-name="P27"/>
      <text:p text:style-name="P27">Dimecres<text:tab/>27/09/23</text:p>
      <text:p text:style-name="P27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27"/>
      <text:p text:style-name="P27">Dijous<text:tab/><text:tab/>28/09/23</text:p>
      <text:p text:style-name="P27"/>
      <text:p text:style-name="P15">Inventari taller 1 mecanitzat, cada alumne fa invetari del seu calaix.</text:p>
      <text:p text:style-name="P34"/>
      <text:p text:style-name="P13">Unitat1 – El puesto de trabajo</text:p>
      <text:p text:style-name="P13">Comentem <text:span text:style-name="T2">eines de subjecció: alicates.</text:span></text:p>
      <text:p text:style-name="P28"/>
      <text:p text:style-name="P28"/>
      <text:p text:style-name="P35">Dilluns<text:tab/><text:span text:style-name="T3">0</text:span>2/<text:span text:style-name="T3">10</text:span>/23</text:p>
      <text:p text:style-name="P29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0"/>
      <text:p text:style-name="P30">Di<text:span text:style-name="T4">marts</text:span><text:tab/><text:span text:style-name="T3">03</text:span>/<text:span text:style-name="T3">10</text:span>/23</text:p>
      <text:p text:style-name="P30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1">Di<text:span text:style-name="T4">mecres</text:span><text:tab/><text:span text:style-name="T3">04</text:span>/<text:span text:style-name="T3">10</text:span>/23</text:p>
      <text:p text:style-name="P31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1">D<text:span text:style-name="T5">ijous</text:span><text:tab/><text:span text:style-name="T3">05</text:span>/<text:span text:style-name="T3">10</text:span>/23</text:p>
      <text:p text:style-name="P31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2">D<text:span text:style-name="T5">illuns</text:span><text:tab/><text:span text:style-name="T3">09</text:span>/<text:span text:style-name="T3">10</text:span>/23</text:p>
      <text:p text:style-name="P32"/>
      <text:p text:style-name="P25">Explicació lectura peu de rei.</text:p>
      <text:p text:style-name="P26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3">Baixem al taller. Els alumnes que han acabat de fer les pletines per les taquilles començen amb el peu del pisa papers. </text:p>
      <text:p text:style-name="P21"/>
      <text:p text:style-name="P21"/>
      <text:p text:style-name="P33"/>
      <text:p text:style-name="P36">D<text:span text:style-name="T5">imarts</text:span><text:tab/><text:span text:style-name="T7">10</text:span>/<text:span text:style-name="T3">10</text:span>/23</text:p>
      <text:p text:style-name="P33"/>
      <text:p text:style-name="P24">Baixem al taller. <text:span text:style-name="T7">Continuem</text:span> amb el peu del pisa papers.</text:p>
      <text:p text:style-name="P24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4"><text:span text:style-name="T7">Tolerància 1 mm.</text:span> </text:p>
      <text:p text:style-name="P38"/>
      <text:p text:style-name="P38"/>
      <text:p text:style-name="P38">D<text:span text:style-name="T5">imecres</text:span><text:tab/><text:span text:style-name="T7">11</text:span>/<text:span text:style-name="T3">10</text:span>/23</text:p>
      <text:p text:style-name="P38"/>
      <text:p text:style-name="P37">Baixem al taller. </text:p>
      <text:p text:style-name="P37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38"/>
      <text:p text:style-name="P38"/>
      <text:p text:style-name="P38">D<text:span text:style-name="T5">illuns</text:span><text:tab/><text:span text:style-name="T7">16</text:span>/<text:span text:style-name="T3">10</text:span>/23</text:p>
      <text:p text:style-name="P38"/>
      <text:p text:style-name="P37">Baixem al taller. </text:p>
      <text:p text:style-name="P37"><text:span text:style-name="T7">Continuem</text:span> amb el pisa paper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6T21:30:27.968444941</dc:date>
    <meta:editing-duration>PT24M49S</meta:editing-duration>
    <meta:editing-cycles>22</meta:editing-cycles>
    <meta:document-statistic meta:table-count="0" meta:image-count="0" meta:object-count="0" meta:page-count="3" meta:paragraph-count="59" meta:word-count="397" meta:character-count="2580" meta:non-whitespace-character-count="2229"/>
  </office:meta>
</office:document-meta>
</file>